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9.848cm"/>
    </style:style>
    <style:style style:name="co6" style:family="table-column">
      <style:table-column-properties fo:break-before="auto" style:column-width="5.644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2.492cm"/>
    </style:style>
    <style:style style:name="co10" style:family="table-column">
      <style:table-column-properties fo:break-before="auto" style:column-width="5.341cm"/>
    </style:style>
    <style:style style:name="co11" style:family="table-column">
      <style:table-column-properties fo:break-before="auto" style:column-width="2.658cm"/>
    </style:style>
    <style:style style:name="co12" style:family="table-column">
      <style:table-column-properties fo:break-before="auto" style:column-width="2.438cm"/>
    </style:style>
    <style:style style:name="co13" style:family="table-column">
      <style:table-column-properties fo:break-before="auto" style:column-width="5.92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Serial</text:p>
          </table:table-cell>
          <table:table-cell office:value-type="string">
            <text:p>Time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College</text:p>
          </table:table-cell>
          <table:table-cell office:value-type="string">
            <text:p>Department</text:p>
          </table:table-cell>
          <table:table-cell office:value-type="string">
            <text:p>Semester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Email ID</text:p>
          </table:table-cell>
          <table:table-cell office:value-type="string">
            <text:p>Contact No</text:p>
          </table:table-cell>
          <table:table-cell office:value-type="string">
            <text:p>Follow Up</text:p>
          </table:table-cell>
          <table:table-cell office:value-type="string">
            <text:p>Follow Up Status</text:p>
          </table:table-cell>
          <table:table-cell office:value-type="string">
            <text:p>Receipt No</text:p>
          </table:table-cell>
          <table:table-cell office:value-type="string">
            <text:p>Laptop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table:style-name="ce1" office:value-type="string">
            <text:p>05/12/2013 - 22:47</text:p>
          </table:table-cell>
          <table:table-cell office:value-type="string">
            <text:p>samruda</text:p>
          </table:table-cell>
          <table:table-cell office:value-type="string">
            <text:p>anand</text:p>
          </table:table-cell>
          <table:table-cell office:value-type="string">
            <text:p>government engineering college,hassan</text:p>
          </table:table-cell>
          <table:table-cell office:value-type="string">
            <text:p>computer science and engg</text:p>
          </table:table-cell>
          <table:table-cell office:value-type="float" office:value="4">
            <text:p>4</text:p>
          </table:table-cell>
          <table:table-cell office:value-type="string">
            <text:p>hassan</text:p>
          </table:table-cell>
          <table:table-cell office:value-type="string">
            <text:p>karnataka</text:p>
          </table:table-cell>
          <table:table-cell office:value-type="string">
            <text:p>samruda94@gmail.com</text:p>
          </table:table-cell>
          <table:table-cell office:value-type="float" office:value="9535666413">
            <text:p>9535666413</text:p>
          </table:table-cell>
          <table:table-cell office:value-type="string">
            <text:p>Santhosh</text:p>
          </table:table-cell>
          <table:table-cell table:number-columns-repeated="3"/>
        </table:table-row>
        <table:table-row table:style-name="ro1" table:visibility="filter">
          <table:table-cell office:value-type="float" office:value="2">
            <text:p>2</text:p>
          </table:table-cell>
          <table:table-cell table:style-name="ce1" office:value-type="string">
            <text:p>05/12/2013 - 23:09</text:p>
          </table:table-cell>
          <table:table-cell office:value-type="string">
            <text:p>meghana</text:p>
          </table:table-cell>
          <table:table-cell office:value-type="string">
            <text:p>shrinivas</text:p>
          </table:table-cell>
          <table:table-cell office:value-type="string">
            <text:p>government engineering college,hassan</text:p>
          </table:table-cell>
          <table:table-cell office:value-type="string">
            <text:p>computer science and engg</text:p>
          </table:table-cell>
          <table:table-cell office:value-type="float" office:value="4">
            <text:p>4</text:p>
          </table:table-cell>
          <table:table-cell office:value-type="string">
            <text:p>hassan</text:p>
          </table:table-cell>
          <table:table-cell office:value-type="string">
            <text:p>karnataka</text:p>
          </table:table-cell>
          <table:table-cell office:value-type="string">
            <text:p>meghana.mailme@gmail.com</text:p>
          </table:table-cell>
          <table:table-cell office:value-type="float" office:value="8904121059">
            <text:p>8904121059</text:p>
          </table:table-cell>
          <table:table-cell office:value-type="string">
            <text:p>Santhosh</text:p>
          </table:table-cell>
          <table:table-cell table:number-columns-repeated="3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05/13/2013 - 07:50</text:p>
          </table:table-cell>
          <table:table-cell office:value-type="string">
            <text:p>chaitra</text:p>
          </table:table-cell>
          <table:table-cell office:value-type="string">
            <text:p>kulkarni</text:p>
          </table:table-cell>
          <table:table-cell office:value-type="string">
            <text:p>government engineering college, hassan</text:p>
          </table:table-cell>
          <table:table-cell office:value-type="string">
            <text:p>computer <text:s/>science</text:p>
          </table:table-cell>
          <table:table-cell office:value-type="float" office:value="4">
            <text:p>4</text:p>
          </table:table-cell>
          <table:table-cell office:value-type="string">
            <text:p>hassan</text:p>
          </table:table-cell>
          <table:table-cell office:value-type="string">
            <text:p>karnataka</text:p>
          </table:table-cell>
          <table:table-cell office:value-type="string">
            <text:p>chaitra.kulkarni2@gmail.com</text:p>
          </table:table-cell>
          <table:table-cell office:value-type="float" office:value="7204556372">
            <text:p>7204556372</text:p>
          </table:table-cell>
          <table:table-cell office:value-type="string">
            <text:p>Santhosh</text:p>
          </table:table-cell>
          <table:table-cell table:number-columns-repeated="3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05/13/2013 - 08:49</text:p>
          </table:table-cell>
          <table:table-cell office:value-type="string">
            <text:p>Abhiram</text:p>
          </table:table-cell>
          <table:table-cell office:value-type="string">
            <text:p>R</text:p>
          </table:table-cell>
          <table:table-cell office:value-type="string">
            <text:p>PESIT, South Camppus</text:p>
          </table:table-cell>
          <table:table-cell office:value-type="string">
            <text:p>Info Science</text:p>
          </table:table-cell>
          <table:table-cell office:value-type="float" office:value="2">
            <text:p>2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abhi12ravi@gmail.com</text:p>
          </table:table-cell>
          <table:table-cell office:value-type="float" office:value="9789605121">
            <text:p>9789605121</text:p>
          </table:table-cell>
          <table:table-cell office:value-type="string">
            <text:p>Akram</text:p>
          </table:table-cell>
          <table:table-cell table:number-columns-repeated="3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string">
            <text:p>05/13/2013 - 12:28</text:p>
          </table:table-cell>
          <table:table-cell office:value-type="string">
            <text:p>Noor Afshan</text:p>
          </table:table-cell>
          <table:table-cell office:value-type="string">
            <text:p>Fathima</text:p>
          </table:table-cell>
          <table:table-cell office:value-type="string">
            <text:p>P.E.S College of Engineering</text:p>
          </table:table-cell>
          <table:table-cell office:value-type="string">
            <text:p>Computer Science &amp; Engineering</text:p>
          </table:table-cell>
          <table:table-cell office:value-type="float" office:value="4">
            <text:p>4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afshan_fathima@ieee.org</text:p>
          </table:table-cell>
          <table:table-cell office:value-type="float" office:value="9986787814">
            <text:p>9986787814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string">
            <text:p>05/13/2013 - 14:18</text:p>
          </table:table-cell>
          <table:table-cell office:value-type="string">
            <text:p>Ayushi </text:p>
          </table:table-cell>
          <table:table-cell office:value-type="string">
            <text:p>R</text:p>
          </table:table-cell>
          <table:table-cell office:value-type="string">
            <text:p>pesit-bsc</text:p>
          </table:table-cell>
          <table:table-cell office:value-type="string">
            <text:p>ece</text:p>
          </table:table-cell>
          <table:table-cell office:value-type="float" office:value="2">
            <text:p>2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ayushi.r_47@yahoo.com</text:p>
          </table:table-cell>
          <table:table-cell office:value-type="float" office:value="9845794015">
            <text:p>9845794015</text:p>
          </table:table-cell>
          <table:table-cell office:value-type="string">
            <text:p>Akram</text:p>
          </table:table-cell>
          <table:table-cell table:number-columns-repeated="3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string">
            <text:p>05/13/2013 - 22:11</text:p>
          </table:table-cell>
          <table:table-cell office:value-type="string">
            <text:p>NOORANI</text:p>
          </table:table-cell>
          <table:table-cell office:value-type="string">
            <text:p>SHAIK</text:p>
          </table:table-cell>
          <table:table-cell office:value-type="string">
            <text:p>PESIT BANGALORE SOUTH CAMPUS</text:p>
          </table:table-cell>
          <table:table-cell office:value-type="string">
            <text:p>ISE</text:p>
          </table:table-cell>
          <table:table-cell office:value-type="float" office:value="2">
            <text:p>2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noorani_shaik@hotmail.com</text:p>
          </table:table-cell>
          <table:table-cell office:value-type="float" office:value="9036150837">
            <text:p>9036150837</text:p>
          </table:table-cell>
          <table:table-cell office:value-type="string">
            <text:p>Akram</text:p>
          </table:table-cell>
          <table:table-cell table:number-columns-repeated="3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string">
            <text:p>05/14/2013 - 11:01</text:p>
          </table:table-cell>
          <table:table-cell office:value-type="string">
            <text:p>ARITRA</text:p>
          </table:table-cell>
          <table:table-cell office:value-type="string">
            <text:p>BANERJEE</text:p>
          </table:table-cell>
          <table:table-cell office:value-type="string">
            <text:p>PES INSTITUTE OF TECHNOLOGY</text:p>
          </table:table-cell>
          <table:table-cell office:value-type="string">
            <text:p>MCA</text:p>
          </table:table-cell>
          <table:table-cell office:value-type="float" office:value="4">
            <text:p>4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aribanerjee7@gmail.com</text:p>
          </table:table-cell>
          <table:table-cell office:value-type="float" office:value="9902850554">
            <text:p>9902850554</text:p>
          </table:table-cell>
          <table:table-cell office:value-type="string">
            <text:p>Akram</text:p>
          </table:table-cell>
          <table:table-cell table:number-columns-repeated="3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string">
            <text:p>05/14/2013 - 17:06</text:p>
          </table:table-cell>
          <table:table-cell office:value-type="string">
            <text:p>Samyama</text:p>
          </table:table-cell>
          <table:table-cell office:value-type="string">
            <text:p>H.M</text:p>
          </table:table-cell>
          <table:table-cell office:value-type="string">
            <text:p>Government Engineering College Hassan</text:p>
          </table:table-cell>
          <table:table-cell office:value-type="string">
            <text:p>Computer Science</text:p>
          </table:table-cell>
          <table:table-cell office:value-type="float" office:value="4">
            <text:p>4</text:p>
          </table:table-cell>
          <table:table-cell office:value-type="string">
            <text:p>Hassan</text:p>
          </table:table-cell>
          <table:table-cell office:value-type="string">
            <text:p>Karnataka</text:p>
          </table:table-cell>
          <table:table-cell office:value-type="string">
            <text:p>samyuhm@gmail.com</text:p>
          </table:table-cell>
          <table:table-cell office:value-type="float" office:value="9448005588">
            <text:p>9448005588</text:p>
          </table:table-cell>
          <table:table-cell office:value-type="string">
            <text:p>Santhosh</text:p>
          </table:table-cell>
          <table:table-cell table:number-columns-repeated="3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string">
            <text:p>05/14/2013 - 21:37</text:p>
          </table:table-cell>
          <table:table-cell office:value-type="string">
            <text:p>Indra</text:p>
          </table:table-cell>
          <table:table-cell office:value-type="string">
            <text:p>Priyadarsini S</text:p>
          </table:table-cell>
          <table:table-cell office:value-type="string">
            <text:p>PES Institute of Technology - South Campus</text:p>
          </table:table-cell>
          <table:table-cell office:value-type="string">
            <text:p>Electronics and Communication</text:p>
          </table:table-cell>
          <table:table-cell office:value-type="float" office:value="2">
            <text:p>2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indra.ipd@gmail.com</text:p>
          </table:table-cell>
          <table:table-cell office:value-type="float" office:value="9741008470">
            <text:p>9741008470</text:p>
          </table:table-cell>
          <table:table-cell office:value-type="string">
            <text:p>Akram</text:p>
          </table:table-cell>
          <table:table-cell table:number-columns-repeated="3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string">
            <text:p>05/15/2013 - 12:43</text:p>
          </table:table-cell>
          <table:table-cell office:value-type="string">
            <text:p>ADITYA</text:p>
          </table:table-cell>
          <table:table-cell office:value-type="string">
            <text:p>KHATANA</text:p>
          </table:table-cell>
          <table:table-cell office:value-type="string">
            <text:p>BMSIT</text:p>
          </table:table-cell>
          <table:table-cell office:value-type="string">
            <text:p>CSE</text:p>
          </table:table-cell>
          <table:table-cell office:value-type="float" office:value="6">
            <text:p>6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adityakhatana@gmail.com</text:p>
          </table:table-cell>
          <table:table-cell office:value-type="float" office:value="8904891501">
            <text:p>8904891501</text:p>
          </table:table-cell>
          <table:table-cell office:value-type="string">
            <text:p>Harshitha</text:p>
          </table:table-cell>
          <table:table-cell table:number-columns-repeated="3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string">
            <text:p>05/19/2013 - 23:35</text:p>
          </table:table-cell>
          <table:table-cell office:value-type="string">
            <text:p>Yogesh</text:p>
          </table:table-cell>
          <table:table-cell office:value-type="string">
            <text:p>KS</text:p>
          </table:table-cell>
          <table:table-cell office:value-type="string">
            <text:p>GEC Hassan</text:p>
          </table:table-cell>
          <table:table-cell office:value-type="string">
            <text:p>CS</text:p>
          </table:table-cell>
          <table:table-cell office:value-type="float" office:value="8">
            <text:p>8</text:p>
          </table:table-cell>
          <table:table-cell office:value-type="string">
            <text:p>Hassan</text:p>
          </table:table-cell>
          <table:table-cell office:value-type="string">
            <text:p>Karnataka</text:p>
          </table:table-cell>
          <table:table-cell office:value-type="string">
            <text:p>csyogech@gmail.com</text:p>
          </table:table-cell>
          <table:table-cell office:value-type="float" office:value="8762399909">
            <text:p>8762399909</text:p>
          </table:table-cell>
          <table:table-cell office:value-type="string">
            <text:p>Santhosh</text:p>
          </table:table-cell>
          <table:table-cell table:number-columns-repeated="3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string">
            <text:p>05/19/2013 - 23:52</text:p>
          </table:table-cell>
          <table:table-cell office:value-type="string">
            <text:p>Srividya</text:p>
          </table:table-cell>
          <table:table-cell office:value-type="string">
            <text:p>C</text:p>
          </table:table-cell>
          <table:table-cell office:value-type="string">
            <text:p>GEC Hassan</text:p>
          </table:table-cell>
          <table:table-cell office:value-type="string">
            <text:p>CS</text:p>
          </table:table-cell>
          <table:table-cell office:value-type="float" office:value="8">
            <text:p>8</text:p>
          </table:table-cell>
          <table:table-cell office:value-type="string">
            <text:p>Hassan</text:p>
          </table:table-cell>
          <table:table-cell office:value-type="string">
            <text:p>Karnataka</text:p>
          </table:table-cell>
          <table:table-cell office:value-type="string">
            <text:p>sri.bharadwaj.26@gmail.com</text:p>
          </table:table-cell>
          <table:table-cell office:value-type="float" office:value="9686384968">
            <text:p>9686384968</text:p>
          </table:table-cell>
          <table:table-cell office:value-type="string">
            <text:p>Santhosh</text:p>
          </table:table-cell>
          <table:table-cell table:number-columns-repeated="3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string">
            <text:p>05/20/2013 - 16:31</text:p>
          </table:table-cell>
          <table:table-cell office:value-type="string">
            <text:p>Divyalakshmi</text:p>
          </table:table-cell>
          <table:table-cell office:value-type="string">
            <text:p>Bhat D</text:p>
          </table:table-cell>
          <table:table-cell office:value-type="string">
            <text:p>Vivekananda college of engineering and technology,Puttur.</text:p>
          </table:table-cell>
          <table:table-cell office:value-type="string">
            <text:p>Computer-science</text:p>
          </table:table-cell>
          <table:table-cell office:value-type="float" office:value="6">
            <text:p>6</text:p>
          </table:table-cell>
          <table:table-cell office:value-type="string">
            <text:p>Mangalore</text:p>
          </table:table-cell>
          <table:table-cell office:value-type="string">
            <text:p>Karnataka</text:p>
          </table:table-cell>
          <table:table-cell office:value-type="string">
            <text:p>diyadarbe@gmail.com</text:p>
          </table:table-cell>
          <table:table-cell office:value-type="float" office:value="8197481943">
            <text:p>8197481943</text:p>
          </table:table-cell>
          <table:table-cell office:value-type="string">
            <text:p>Shijil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5/20/2013 - 16:52</text:p>
          </table:table-cell>
          <table:table-cell office:value-type="string">
            <text:p>Apoorva</text:p>
          </table:table-cell>
          <table:table-cell office:value-type="string">
            <text:p>K</text:p>
          </table:table-cell>
          <table:table-cell office:value-type="string">
            <text:p>Vivekananda college of engineering and technology,Puttur.</text:p>
          </table:table-cell>
          <table:table-cell office:value-type="string">
            <text:p>Computer-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appumelody07@gmail.com</text:p>
          </table:table-cell>
          <table:table-cell office:value-type="float" office:value="8495965606">
            <text:p>8495965606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5/20/2013 - 17:32</text:p>
          </table:table-cell>
          <table:table-cell office:value-type="string">
            <text:p>Manasamithra</text:p>
          </table:table-cell>
          <table:table-cell office:value-type="string">
            <text:p>P</text:p>
          </table:table-cell>
          <table:table-cell office:value-type="string">
            <text:p>Vivekananda college of engineering and technology,Puttur.</text:p>
          </table:table-cell>
          <table:table-cell office:value-type="string">
            <text:p>Computer-science</text:p>
          </table:table-cell>
          <table:table-cell office:value-type="float" office:value="6">
            <text:p>6</text:p>
          </table:table-cell>
          <table:table-cell office:value-type="string">
            <text:p>Perla</text:p>
          </table:table-cell>
          <table:table-cell office:value-type="string">
            <text:p>Kerala</text:p>
          </table:table-cell>
          <table:table-cell office:value-type="string">
            <text:p>manasamithra.1@gmail.com</text:p>
          </table:table-cell>
          <table:table-cell office:value-type="float" office:value="8762212930">
            <text:p>8762212930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5/20/2013 - 18:06</text:p>
          </table:table-cell>
          <table:table-cell office:value-type="string">
            <text:p>Pavithra</text:p>
          </table:table-cell>
          <table:table-cell office:value-type="string">
            <text:p>K</text:p>
          </table:table-cell>
          <table:table-cell office:value-type="string">
            <text:p>Vivekananda college of engineering and technology,Puttur.</text:p>
          </table:table-cell>
          <table:table-cell office:value-type="string">
            <text:p>Computer-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kpavithra42@gmail.com</text:p>
          </table:table-cell>
          <table:table-cell office:value-type="float" office:value="9448466383">
            <text:p>9448466383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string">
            <text:p>05/20/2013 - 21:59</text:p>
          </table:table-cell>
          <table:table-cell office:value-type="string">
            <text:p>Anusha</text:p>
          </table:table-cell>
          <table:table-cell office:value-type="string">
            <text:p>Rao</text:p>
          </table:table-cell>
          <table:table-cell office:value-type="string">
            <text:p>P.E.S.I.T</text:p>
          </table:table-cell>
          <table:table-cell office:value-type="string">
            <text:p>Information Science</text:p>
          </table:table-cell>
          <table:table-cell office:value-type="float" office:value="4">
            <text:p>4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anusha91rao@gmail.com</text:p>
          </table:table-cell>
          <table:table-cell office:value-type="float" office:value="7411539568">
            <text:p>7411539568</text:p>
          </table:table-cell>
          <table:table-cell office:value-type="string">
            <text:p>Akram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5/21/2013 - 10:14</text:p>
          </table:table-cell>
          <table:table-cell office:value-type="string">
            <text:p>kaushik</text:p>
          </table:table-cell>
          <table:table-cell office:value-type="string">
            <text:p>k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kaushikkirodian@gmail.com</text:p>
          </table:table-cell>
          <table:table-cell office:value-type="float" office:value="9742000776">
            <text:p>9742000776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5/21/2013 - 10:18</text:p>
          </table:table-cell>
          <table:table-cell office:value-type="string">
            <text:p>allan</text:p>
          </table:table-cell>
          <table:table-cell office:value-type="string">
            <text:p>merwin menezes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allanmnzs@gmail.com</text:p>
          </table:table-cell>
          <table:table-cell office:value-type="float" office:value="9945471178">
            <text:p>9945471178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5/21/2013 - 10:21</text:p>
          </table:table-cell>
          <table:table-cell office:value-type="string">
            <text:p>abdul</text:p>
          </table:table-cell>
          <table:table-cell office:value-type="string">
            <text:p>nooran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nooranmg735@gmail.com</text:p>
          </table:table-cell>
          <table:table-cell office:value-type="float" office:value="8971144735">
            <text:p>8971144735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5/21/2013 - 10:32</text:p>
          </table:table-cell>
          <table:table-cell office:value-type="string">
            <text:p>Ashwini</text:p>
          </table:table-cell>
          <table:table-cell office:value-type="string">
            <text:p>NH</text:p>
          </table:table-cell>
          <table:table-cell office:value-type="string">
            <text:p>VCET Puttur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nhashwini@hotmail.com</text:p>
          </table:table-cell>
          <table:table-cell office:value-type="float" office:value="9035180942">
            <text:p>9035180942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5/21/2013 - 11:03</text:p>
          </table:table-cell>
          <table:table-cell office:value-type="string">
            <text:p>Sowmya</text:p>
          </table:table-cell>
          <table:table-cell office:value-type="string">
            <text:p>Parvathi.B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15bhatsowmya@gmail.com</text:p>
          </table:table-cell>
          <table:table-cell office:value-type="float" office:value="8050529305">
            <text:p>8050529305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5/21/2013 - 11:28</text:p>
          </table:table-cell>
          <table:table-cell office:value-type="string">
            <text:p>Shreekshitha</text:p>
          </table:table-cell>
          <table:table-cell office:value-type="string">
            <text:p>Naik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shreekshitha@gmail.com</text:p>
          </table:table-cell>
          <table:table-cell office:value-type="float" office:value="9449648970">
            <text:p>9449648970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5/21/2013 - 20:24</text:p>
          </table:table-cell>
          <table:table-cell office:value-type="string">
            <text:p>nandan</text:p>
          </table:table-cell>
          <table:table-cell office:value-type="string">
            <text:p>hegde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hegde_nandan@yahoo.com</text:p>
          </table:table-cell>
          <table:table-cell office:value-type="float" office:value="9900990816">
            <text:p>9900990816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5/21/2013 - 21:44</text:p>
          </table:table-cell>
          <table:table-cell office:value-type="string">
            <text:p>Nandan</text:p>
          </table:table-cell>
          <table:table-cell office:value-type="string">
            <text:p>Hegde</text:p>
          </table:table-cell>
          <table:table-cell office:value-type="string">
            <text:p>Vivekananda College Of Engineering And Technology,Puttur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hegde_nandan@ymail.com</text:p>
          </table:table-cell>
          <table:table-cell office:value-type="float" office:value="9900990816">
            <text:p>9900990816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string">
            <text:p>05/22/2013 - 09:55</text:p>
          </table:table-cell>
          <table:table-cell office:value-type="string">
            <text:p>suraj</text:p>
          </table:table-cell>
          <table:table-cell office:value-type="string">
            <text:p>nayak B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science</text:p>
          </table:table-cell>
          <table:table-cell office:value-type="float" office:value="6">
            <text:p>6</text:p>
          </table:table-cell>
          <table:table-cell office:value-type="string">
            <text:p>Mangalore</text:p>
          </table:table-cell>
          <table:table-cell office:value-type="string">
            <text:p>karnataka</text:p>
          </table:table-cell>
          <table:table-cell office:value-type="string">
            <text:p>001ss.n.bb@gmail.com</text:p>
          </table:table-cell>
          <table:table-cell office:value-type="float" office:value="9880983012">
            <text:p>9880983012</text:p>
          </table:table-cell>
          <table:table-cell office:value-type="string">
            <text:p>Shijil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5/22/2013 - 10:45</text:p>
          </table:table-cell>
          <table:table-cell office:value-type="string">
            <text:p>Dhanashree</text:p>
          </table:table-cell>
          <table:table-cell office:value-type="string">
            <text:p>Kamath k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dannu.kamath@gmail.com</text:p>
          </table:table-cell>
          <table:table-cell office:value-type="float" office:value="9036470501">
            <text:p>9036470501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5/22/2013 - 10:46</text:p>
          </table:table-cell>
          <table:table-cell office:value-type="string">
            <text:p>Bhamy Apoorva</text:p>
          </table:table-cell>
          <table:table-cell office:value-type="string">
            <text:p>shenoy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ashenoy19@gmail.com</text:p>
          </table:table-cell>
          <table:table-cell office:value-type="float" office:value="8867657747">
            <text:p>8867657747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5/22/2013 - 12:32</text:p>
          </table:table-cell>
          <table:table-cell office:value-type="string">
            <text:p>Premraj</text:p>
          </table:table-cell>
          <table:table-cell office:value-type="string">
            <text:p>K K</text:p>
          </table:table-cell>
          <table:table-cell office:value-type="string">
            <text:p>Vivekananda College of Engineering </text:p>
          </table:table-cell>
          <table:table-cell office:value-type="string">
            <text:p>CS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kkpremraj@gmail.com</text:p>
          </table:table-cell>
          <table:table-cell office:value-type="float" office:value="8197097975">
            <text:p>8197097975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5/22/2013 - 13:20</text:p>
          </table:table-cell>
          <table:table-cell office:value-type="string">
            <text:p>Sudheesh</text:p>
          </table:table-cell>
          <table:table-cell office:value-type="string">
            <text:p>Shetty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7">
            <text:p>7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sudheeshshetty@gmail.com</text:p>
          </table:table-cell>
          <table:table-cell office:value-type="float" office:value="8722064652">
            <text:p>8722064652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5/22/2013 - 13:22</text:p>
          </table:table-cell>
          <table:table-cell office:value-type="string">
            <text:p>Nithanth</text:p>
          </table:table-cell>
          <table:table-cell office:value-type="string">
            <text:p>Rai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Information Science</text:p>
          </table:table-cell>
          <table:table-cell office:value-type="float" office:value="7">
            <text:p>7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nithanthrai@gmail.com</text:p>
          </table:table-cell>
          <table:table-cell office:value-type="float" office:value="8971890960">
            <text:p>8971890960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05/22/2013 - 13:22</text:p>
          </table:table-cell>
          <table:table-cell office:value-type="string">
            <text:p>Nanda</text:p>
          </table:table-cell>
          <table:table-cell office:value-type="string">
            <text:p>Kumar M</text:p>
          </table:table-cell>
          <table:table-cell office:value-type="string">
            <text:p>Vivekananda College of Engineering and technogy</text:p>
          </table:table-cell>
          <table:table-cell office:value-type="string">
            <text:p>CS</text:p>
          </table:table-cell>
          <table:table-cell office:value-type="float" office:value="7">
            <text:p>7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nandakumarm69@gmail.com</text:p>
          </table:table-cell>
          <table:table-cell office:value-type="float" office:value="9036912627">
            <text:p>9036912627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05/22/2013 - 13:28</text:p>
          </table:table-cell>
          <table:table-cell office:value-type="string">
            <text:p>Vijay</text:p>
          </table:table-cell>
          <table:table-cell office:value-type="string">
            <text:p>Kumar C M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IS</text:p>
          </table:table-cell>
          <table:table-cell office:value-type="float" office:value="7">
            <text:p>7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vforvizzy@gmail.com</text:p>
          </table:table-cell>
          <table:table-cell office:value-type="float" office:value="9739638738">
            <text:p>9739638738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05/22/2013 - 18:45</text:p>
          </table:table-cell>
          <table:table-cell office:value-type="string">
            <text:p>Akash</text:p>
          </table:table-cell>
          <table:table-cell office:value-type="string">
            <text:p>K</text:p>
          </table:table-cell>
          <table:table-cell office:value-type="string">
            <text:p>Vivekana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akashkred@gmail.com</text:p>
          </table:table-cell>
          <table:table-cell office:value-type="float" office:value="9482488342">
            <text:p>9482488342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string">
            <text:p>05/23/2013 - 09:39</text:p>
          </table:table-cell>
          <table:table-cell office:value-type="string">
            <text:p>ASHRAYA </text:p>
          </table:table-cell>
          <table:table-cell office:value-type="string">
            <text:p>S N</text:p>
          </table:table-cell>
          <table:table-cell office:value-type="string">
            <text:p>SJB IT</text:p>
          </table:table-cell>
          <table:table-cell office:value-type="string">
            <text:p>CSE</text:p>
          </table:table-cell>
          <table:table-cell office:value-type="float" office:value="4">
            <text:p>4</text:p>
          </table:table-cell>
          <table:table-cell office:value-type="string">
            <text:p>BANGALORE(PADMANABHA NAGAR)</text:p>
          </table:table-cell>
          <table:table-cell office:value-type="string">
            <text:p>KARNATAKA</text:p>
          </table:table-cell>
          <table:table-cell office:value-type="string">
            <text:p>ashraysooryambail@gmail.com</text:p>
          </table:table-cell>
          <table:table-cell office:value-type="float" office:value="8553182970">
            <text:p>8553182970</text:p>
          </table:table-cell>
          <table:table-cell office:value-type="string">
            <text:p>Shashank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5/23/2013 - 10:06</text:p>
          </table:table-cell>
          <table:table-cell office:value-type="string">
            <text:p>Swathi</text:p>
          </table:table-cell>
          <table:table-cell office:value-type="string">
            <text:p>S</text:p>
          </table:table-cell>
          <table:table-cell office:value-type="string">
            <text:p>Vivekananda College of Engineering And Technology, puttur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swathisuvarna.143@gmail.com</text:p>
          </table:table-cell>
          <table:table-cell office:value-type="float" office:value="8749007297">
            <text:p>8749007297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05/23/2013 - 11:10</text:p>
          </table:table-cell>
          <table:table-cell office:value-type="string">
            <text:p>Sanmana</text:p>
          </table:table-cell>
          <table:table-cell office:value-type="string">
            <text:p>R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sanmanarao@gmail.com</text:p>
          </table:table-cell>
          <table:table-cell office:value-type="float" office:value="7204294090">
            <text:p>7204294090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05/24/2013 - 09:36</text:p>
          </table:table-cell>
          <table:table-cell office:value-type="string">
            <text:p>Shubha</text:p>
          </table:table-cell>
          <table:table-cell office:value-type="string">
            <text:p>Hegde</text:p>
          </table:table-cell>
          <table:table-cell office:value-type="string">
            <text:p>VCET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shubhahegde14@gmail.com</text:p>
          </table:table-cell>
          <table:table-cell office:value-type="float" office:value="8970007380">
            <text:p>8970007380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5/24/2013 - 11:02</text:p>
          </table:table-cell>
          <table:table-cell office:value-type="string">
            <text:p>Vedashri</text:p>
          </table:table-cell>
          <table:table-cell office:value-type="string">
            <text:p>Hebbar</text:p>
          </table:table-cell>
          <table:table-cell office:value-type="string">
            <text:p>VCET Puttur</text:p>
          </table:table-cell>
          <table:table-cell office:value-type="string">
            <text:p>Computer Science</text:p>
          </table:table-cell>
          <table:table-cell office:value-type="float" office:value="6">
            <text:p>6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vedahebbar9@gmail.com</text:p>
          </table:table-cell>
          <table:table-cell office:value-type="float" office:value="9743465580">
            <text:p>9743465580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05/24/2013 - 14:05</text:p>
          </table:table-cell>
          <table:table-cell office:value-type="string">
            <text:p>Megha</text:p>
          </table:table-cell>
          <table:table-cell office:value-type="string">
            <text:p>Agarwal</text:p>
          </table:table-cell>
          <table:table-cell office:value-type="string">
            <text:p>Dr. Ambedkar Institute of technology</text:p>
          </table:table-cell>
          <table:table-cell office:value-type="string">
            <text:p>Information Science</text:p>
          </table:table-cell>
          <table:table-cell office:value-type="float" office:value="6">
            <text:p>6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meghaagr36@gmail.com</text:p>
          </table:table-cell>
          <table:table-cell office:value-type="float" office:value="9019147017">
            <text:p>9019147017</text:p>
          </table:table-cell>
          <table:table-cell office:value-type="string">
            <text:p>Santhosh</text:p>
          </table:table-cell>
          <table:table-cell table:number-columns-repeated="3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05/24/2013 - 23:40</text:p>
          </table:table-cell>
          <table:table-cell office:value-type="string">
            <text:p>prema</text:p>
          </table:table-cell>
          <table:table-cell office:value-type="string">
            <text:p>pandian</text:p>
          </table:table-cell>
          <table:table-cell office:value-type="string">
            <text:p>P.A. College of Engineering</text:p>
          </table:table-cell>
          <table:table-cell office:value-type="string">
            <text:p>CSE</text:p>
          </table:table-cell>
          <table:table-cell office:value-type="float" office:value="8">
            <text:p>8</text:p>
          </table:table-cell>
          <table:table-cell office:value-type="string">
            <text:p>Mangalore</text:p>
          </table:table-cell>
          <table:table-cell office:value-type="string">
            <text:p>Karnataka</text:p>
          </table:table-cell>
          <table:table-cell office:value-type="string">
            <text:p>premapandian6@gmail.com</text:p>
          </table:table-cell>
          <table:table-cell office:value-type="float" office:value="8123360449">
            <text:p>8123360449</text:p>
          </table:table-cell>
          <table:table-cell office:value-type="string">
            <text:p>Shijil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05/25/2013 - 19:24</text:p>
          </table:table-cell>
          <table:table-cell office:value-type="string">
            <text:p>Shibani</text:p>
          </table:table-cell>
          <table:table-cell office:value-type="string">
            <text:p>Shetty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Electronics and Communications</text:p>
          </table:table-cell>
          <table:table-cell office:value-type="float" office:value="7">
            <text:p>7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shibani.a.shetty@gmail.com</text:p>
          </table:table-cell>
          <table:table-cell office:value-type="float" office:value="8746854047">
            <text:p>8746854047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05/25/2013 - 19:50</text:p>
          </table:table-cell>
          <table:table-cell office:value-type="string">
            <text:p>Pallavi</text:p>
          </table:table-cell>
          <table:table-cell office:value-type="string">
            <text:p>Bhat</text:p>
          </table:table-cell>
          <table:table-cell office:value-type="string">
            <text:p>Vivekananda College of Engineering and Technology</text:p>
          </table:table-cell>
          <table:table-cell office:value-type="string">
            <text:p>Electronics and Communications</text:p>
          </table:table-cell>
          <table:table-cell office:value-type="float" office:value="7">
            <text:p>7</text:p>
          </table:table-cell>
          <table:table-cell office:value-type="string">
            <text:p>Puttur</text:p>
          </table:table-cell>
          <table:table-cell office:value-type="string">
            <text:p>Karnataka</text:p>
          </table:table-cell>
          <table:table-cell office:value-type="string">
            <text:p>pallu.bhat9@gmail.com</text:p>
          </table:table-cell>
          <table:table-cell office:value-type="float" office:value="9164800090">
            <text:p>9164800090</text:p>
          </table:table-cell>
          <table:table-cell office:value-type="string">
            <text:p>Raghu</text:p>
          </table:table-cell>
          <table:table-cell office:value-type="string">
            <text:p>Asked to give the reg fee to Nooran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string">
            <text:p>05/26/2013 - 07:55</text:p>
          </table:table-cell>
          <table:table-cell office:value-type="string">
            <text:p>ARJUN</text:p>
          </table:table-cell>
          <table:table-cell office:value-type="string">
            <text:p>M Y </text:p>
          </table:table-cell>
          <table:table-cell office:value-type="string">
            <text:p>PES COLLEGE OF ENGINEERING MANDYA</text:p>
          </table:table-cell>
          <table:table-cell office:value-type="string">
            <text:p>COMPUTER SCIENCE &amp; ENGG.</text:p>
          </table:table-cell>
          <table:table-cell office:value-type="float" office:value="4">
            <text:p>4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searchforarjun@gmail.com</text:p>
          </table:table-cell>
          <table:table-cell office:value-type="float" office:value="919844115959">
            <text:p>919844115959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string">
            <text:p>05/26/2013 - 16:00</text:p>
          </table:table-cell>
          <table:table-cell office:value-type="string">
            <text:p>Sahana</text:p>
          </table:table-cell>
          <table:table-cell office:value-type="string">
            <text:p>V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sahanav23@gmail.com</text:p>
          </table:table-cell>
          <table:table-cell office:value-type="float" office:value="9738405738">
            <text:p>9738405738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string">
            <text:p>05/26/2013 - 16:01</text:p>
          </table:table-cell>
          <table:table-cell office:value-type="string">
            <text:p>Nandini</text:p>
          </table:table-cell>
          <table:table-cell office:value-type="string">
            <text:p>N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nnandini1993@gmail.com</text:p>
          </table:table-cell>
          <table:table-cell office:value-type="float" office:value="9731163153">
            <text:p>9731163153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string">
            <text:p>05/26/2013 - 16:03</text:p>
          </table:table-cell>
          <table:table-cell office:value-type="string">
            <text:p>Nischitha</text:p>
          </table:table-cell>
          <table:table-cell office:value-type="string">
            <text:p>S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01nishu01@gmail.com</text:p>
          </table:table-cell>
          <table:table-cell office:value-type="float" office:value="9590566759">
            <text:p>9590566759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string">
            <text:p>05/26/2013 - 16:07</text:p>
          </table:table-cell>
          <table:table-cell office:value-type="string">
            <text:p>Meghana</text:p>
          </table:table-cell>
          <table:table-cell office:value-type="float" office:value="0">
            <text:p>0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kccmmeghana@gmail.com</text:p>
          </table:table-cell>
          <table:table-cell office:value-type="float" office:value="8050245658">
            <text:p>8050245658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05/26/2013 - 16:09</text:p>
          </table:table-cell>
          <table:table-cell office:value-type="string">
            <text:p>Mahalakshmi</text:p>
          </table:table-cell>
          <table:table-cell office:value-type="float" office:value="0">
            <text:p>0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sammelana.k.r@gmail.com</text:p>
          </table:table-cell>
          <table:table-cell office:value-type="float" office:value="7406629964">
            <text:p>7406629964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1">
            <text:p>51</text:p>
          </table:table-cell>
          <table:table-cell office:value-type="string">
            <text:p>05/26/2013 - 16:11</text:p>
          </table:table-cell>
          <table:table-cell office:value-type="string">
            <text:p>Nischitha</text:p>
          </table:table-cell>
          <table:table-cell office:value-type="string">
            <text:p>K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nischi.k24@gmail.com</text:p>
          </table:table-cell>
          <table:table-cell office:value-type="float" office:value="9741314692">
            <text:p>9741314692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string">
            <text:p>05/26/2013 - 16:12</text:p>
          </table:table-cell>
          <table:table-cell office:value-type="string">
            <text:p>Deepika</text:p>
          </table:table-cell>
          <table:table-cell office:value-type="string">
            <text:p>G B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deepikagb77@gmail.com</text:p>
          </table:table-cell>
          <table:table-cell office:value-type="float" office:value="9880282769">
            <text:p>9880282769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3">
            <text:p>53</text:p>
          </table:table-cell>
          <table:table-cell office:value-type="string">
            <text:p>05/26/2013 - 16:18</text:p>
          </table:table-cell>
          <table:table-cell office:value-type="string">
            <text:p>Chandrika</text:p>
          </table:table-cell>
          <table:table-cell office:value-type="float" office:value="0">
            <text:p>0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chandu.jgm19@gmail.com</text:p>
          </table:table-cell>
          <table:table-cell office:value-type="float" office:value="8277686573">
            <text:p>8277686573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4">
            <text:p>54</text:p>
          </table:table-cell>
          <table:table-cell office:value-type="string">
            <text:p>05/26/2013 - 16:19</text:p>
          </table:table-cell>
          <table:table-cell office:value-type="string">
            <text:p>Kavya</text:p>
          </table:table-cell>
          <table:table-cell office:value-type="float" office:value="0">
            <text:p>0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kskavya913@gmail.com</text:p>
          </table:table-cell>
          <table:table-cell office:value-type="float" office:value="9743013959">
            <text:p>9743013959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string">
            <text:p>05/26/2013 - 16:20</text:p>
          </table:table-cell>
          <table:table-cell office:value-type="string">
            <text:p>Bhavana</text:p>
          </table:table-cell>
          <table:table-cell office:value-type="string">
            <text:p>M R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bhavanacm@gmail.com</text:p>
          </table:table-cell>
          <table:table-cell office:value-type="float" office:value="9686461784">
            <text:p>9686461784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6">
            <text:p>56</text:p>
          </table:table-cell>
          <table:table-cell office:value-type="string">
            <text:p>05/26/2013 - 16:25</text:p>
          </table:table-cell>
          <table:table-cell office:value-type="string">
            <text:p>Kuna sharath </text:p>
          </table:table-cell>
          <table:table-cell office:value-type="string">
            <text:p>chandra</text:p>
          </table:table-cell>
          <table:table-cell office:value-type="string">
            <text:p>PESCE Mandya</text:p>
          </table:table-cell>
          <table:table-cell office:value-type="string">
            <text:p>ECE</text:p>
          </table:table-cell>
          <table:table-cell office:value-type="float" office:value="3">
            <text:p>3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dandare4u@gmail.com</text:p>
          </table:table-cell>
          <table:table-cell office:value-type="float" office:value="8792144543">
            <text:p>8792144543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string">
            <text:p>05/26/2013 - 18:20</text:p>
          </table:table-cell>
          <table:table-cell office:value-type="string">
            <text:p>Anushree</text:p>
          </table:table-cell>
          <table:table-cell office:value-type="string">
            <text:p>M R</text:p>
          </table:table-cell>
          <table:table-cell office:value-type="string">
            <text:p>PESCE Mandya</text:p>
          </table:table-cell>
          <table:table-cell office:value-type="string">
            <text:p>IS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mranushree24@gmail.com</text:p>
          </table:table-cell>
          <table:table-cell office:value-type="float" office:value="8147079288">
            <text:p>8147079288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8">
            <text:p>58</text:p>
          </table:table-cell>
          <table:table-cell office:value-type="string">
            <text:p>05/26/2013 - 18:21</text:p>
          </table:table-cell>
          <table:table-cell office:value-type="string">
            <text:p>Meghashree</text:p>
          </table:table-cell>
          <table:table-cell office:value-type="string">
            <text:p>U K</text:p>
          </table:table-cell>
          <table:table-cell office:value-type="string">
            <text:p>PESCE Mandya</text:p>
          </table:table-cell>
          <table:table-cell office:value-type="string">
            <text:p>IS</text:p>
          </table:table-cell>
          <table:table-cell office:value-type="float" office:value="7">
            <text:p>7</text:p>
          </table:table-cell>
          <table:table-cell office:value-type="string">
            <text:p>Mandya</text:p>
          </table:table-cell>
          <table:table-cell office:value-type="string">
            <text:p>Karnataka</text:p>
          </table:table-cell>
          <table:table-cell office:value-type="string">
            <text:p>meghakgowda111@gmail.com</text:p>
          </table:table-cell>
          <table:table-cell office:value-type="float" office:value="9739498184">
            <text:p>9739498184</text:p>
          </table:table-cell>
          <table:table-cell office:value-type="string">
            <text:p>Rakesh</text:p>
          </table:table-cell>
          <table:table-cell table:number-columns-repeated="3"/>
        </table:table-row>
        <table:table-row table:style-name="ro1" table:visibility="filter">
          <table:table-cell office:value-type="float" office:value="59">
            <text:p>59</text:p>
          </table:table-cell>
          <table:table-cell office:value-type="string">
            <text:p>05/26/2013 - 20:26</text:p>
          </table:table-cell>
          <table:table-cell office:value-type="string">
            <text:p>GOUTAM</text:p>
          </table:table-cell>
          <table:table-cell office:value-type="string">
            <text:p>T G</text:p>
          </table:table-cell>
          <table:table-cell office:value-type="string">
            <text:p>ATRIA INSTITUTE OF TECHNOLOGY</text:p>
          </table:table-cell>
          <table:table-cell office:value-type="string">
            <text:p>INFORMATION SCIENCE</text:p>
          </table:table-cell>
          <table:table-cell office:value-type="float" office:value="6">
            <text:p>6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tggoutamhegde@gmail.com</text:p>
          </table:table-cell>
          <table:table-cell office:value-type="float" office:value="9886435302">
            <text:p>9886435302</text:p>
          </table:table-cell>
          <table:table-cell office:value-type="string">
            <text:p>Shijil</text:p>
          </table:table-cell>
          <table:table-cell table:number-columns-repeated="3"/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string">
            <text:p>05/27/2013 - 11:27</text:p>
          </table:table-cell>
          <table:table-cell office:value-type="string">
            <text:p>BASAVARAJ</text:p>
          </table:table-cell>
          <table:table-cell office:value-type="string">
            <text:p>GONI</text:p>
          </table:table-cell>
          <table:table-cell office:value-type="string">
            <text:p>RNSIT</text:p>
          </table:table-cell>
          <table:table-cell office:value-type="string">
            <text:p>MTECH CSE</text:p>
          </table:table-cell>
          <table:table-cell office:value-type="float" office:value="2">
            <text:p>2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basavaraj.goni@gmail.com</text:p>
          </table:table-cell>
          <table:table-cell office:value-type="float" office:value="9481607014">
            <text:p>9481607014</text:p>
          </table:table-cell>
          <table:table-cell office:value-type="string">
            <text:p>Shashank</text:p>
          </table:table-cell>
          <table:table-cell table:number-columns-repeated="3"/>
        </table:table-row>
        <table:table-row table:style-name="ro1" table:visibility="filter">
          <table:table-cell office:value-type="float" office:value="61">
            <text:p>61</text:p>
          </table:table-cell>
          <table:table-cell office:value-type="string">
            <text:p>05/27/2013 - 16:29</text:p>
          </table:table-cell>
          <table:table-cell office:value-type="string">
            <text:p>Bhasker</text:p>
          </table:table-cell>
          <table:table-cell office:value-type="string">
            <text:p>Kumar</text:p>
          </table:table-cell>
          <table:table-cell office:value-type="string">
            <text:p>Pes institute of technology</text:p>
          </table:table-cell>
          <table:table-cell office:value-type="string">
            <text:p>Information Science</text:p>
          </table:table-cell>
          <table:table-cell office:value-type="float" office:value="6">
            <text:p>6</text:p>
          </table:table-cell>
          <table:table-cell office:value-type="string">
            <text:p>Bangalore</text:p>
          </table:table-cell>
          <table:table-cell office:value-type="string">
            <text:p>Karnataka</text:p>
          </table:table-cell>
          <table:table-cell office:value-type="string">
            <text:p>bhaskerkumar01@gmail.com</text:p>
          </table:table-cell>
          <table:table-cell office:value-type="float" office:value="9538073359">
            <text:p>9538073359</text:p>
          </table:table-cell>
          <table:table-cell office:value-type="string">
            <text:p>Akram</text:p>
          </table:table-cell>
          <table:table-cell table:number-columns-repeated="3"/>
        </table:table-row>
        <table:table-row table:style-name="ro1" table:visibility="filter">
          <table:table-cell office:value-type="float" office:value="62">
            <text:p>62</text:p>
          </table:table-cell>
          <table:table-cell office:value-type="string">
            <text:p>05/27/2013 - 23:49</text:p>
          </table:table-cell>
          <table:table-cell office:value-type="string">
            <text:p>Yashvant</text:p>
          </table:table-cell>
          <table:table-cell office:value-type="string">
            <text:p>N</text:p>
          </table:table-cell>
          <table:table-cell office:value-type="string">
            <text:p>PES College Of Engineering Mandya</text:p>
          </table:table-cell>
          <table:table-cell office:value-type="string">
            <text:p>Computer Science And Engineering</text:p>
          </table:table-cell>
          <table:table-cell office:value-type="float" office:value="6">
            <text:p>6</text:p>
          </table:table-cell>
          <table:table-cell office:value-type="string">
            <text:p>Mysore</text:p>
          </table:table-cell>
          <table:table-cell office:value-type="string">
            <text:p>Karnataka</text:p>
          </table:table-cell>
          <table:table-cell office:value-type="string">
            <text:p>nyashvant8593@gmail.com</text:p>
          </table:table-cell>
          <table:table-cell office:value-type="float" office:value="8904087629">
            <text:p>8904087629</text:p>
          </table:table-cell>
          <table:table-cell office:value-type="string">
            <text:p>Rakesh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O63" table:display-filter-buttons="true">
          <table:filter>
            <table:filter-and>
              <table:filter-condition table:field-number="7" table:value="Puttur" table:operator="=">
                <table:filter-set-item table:value="Puttur"/>
                <table:filter-set-item table:value="Perla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22:07:36</dc:date>
    <dc:creator>Raghu </dc:creator>
    <meta:generator>LibreOffice/3.5$Linux_X86_64 LibreOffice_project/350m1$Build-2</meta:generator>
    <meta:editing-duration>PT26M14S</meta:editing-duration>
    <meta:editing-cycles>4</meta:editing-cycles>
    <meta:document-statistic meta:table-count="1" meta:cell-count="786" meta:object-count="0"/>
  </office:meta>
</office:document-meta>
</file>